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Schoolbook" svg:font-family="'Century Schoolbook'"/>
    <style:font-face style:name="DejaVu Sans" svg:font-family="'DejaVu Sans'"/>
    <style:font-face style:name="Tahoma" svg:font-family="Tahoma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fill="gradient" draw:fill-gradient-name="Gradient_20_1" draw:textarea-vertical-align="top" draw:auto-grow-height="false" fo:min-height="2.5cm" fo:min-width="1.82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 style:list-style-name="L1">
      <style:graphic-properties draw:stroke="solid" svg:stroke-width="0.035cm" svg:stroke-color="#055cdd" draw:stroke-linejoin="round" draw:fill="solid" draw:fill-color="#c8d6f0" draw:textarea-vertical-align="middle" draw:auto-grow-height="false" draw:fit-to-size="false" style:shrink-to-fit="false" fo:min-height="5.33cm" fo:min-width="4.657cm" fo:padding-top="0.125cm" fo:padding-bottom="0.125cm" fo:padding-left="0.25cm" fo:padding-right="0.25cm" fo:wrap-option="wrap" draw:shadow="visible" draw:shadow-offset-x="0cm" draw:shadow-offset-y="0.056cm" draw:shadow-color="#808080" draw:shadow-opacity="42%"/>
    </style:style>
    <style:style style:name="gr3" style:family="graphic" style:parent-style-name="standard" style:list-style-name="L2">
      <style:graphic-properties draw:stroke="solid" svg:stroke-width="0.035cm" svg:stroke-color="#055cdd" draw:stroke-linejoin="miter" draw:fill="solid" draw:fill-color="#fdf5d5" draw:textarea-vertical-align="middle" draw:auto-grow-height="false" draw:fit-to-size="false" style:shrink-to-fit="false" fo:min-height="3.347cm" fo:min-width="4.367cm" fo:padding-top="0.125cm" fo:padding-bottom="0.125cm" fo:padding-left="0.25cm" fo:padding-right="0.25cm" fo:wrap-option="wrap" draw:shadow="visible" draw:shadow-offset-x="0cm" draw:shadow-offset-y="0.056cm" draw:shadow-color="#808080" draw:shadow-opacity="42%"/>
    </style:style>
    <style:style style:name="gr4" style:family="graphic" style:parent-style-name="standard">
      <style:graphic-properties draw:stroke="none" svg:stroke-width="0.035cm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808080" draw:shadow-opacity="42%"/>
    </style:style>
    <style:style style:name="gr5" style:family="graphic" style:parent-style-name="standard" style:list-style-name="L1">
      <style:graphic-properties draw:stroke="solid" svg:stroke-width="0.035cm" svg:stroke-color="#055cdd" draw:stroke-linejoin="round" draw:fill="solid" draw:fill-color="#eb6e5a" draw:textarea-vertical-align="middle" draw:auto-grow-height="false" draw:fit-to-size="false" style:shrink-to-fit="false" fo:min-height="5.33cm" fo:min-width="4.657cm" fo:padding-top="0.125cm" fo:padding-bottom="0.125cm" fo:padding-left="0.25cm" fo:padding-right="0.25cm" fo:wrap-option="wrap" draw:shadow="visible" draw:shadow-offset-x="0cm" draw:shadow-offset-y="0.056cm" draw:shadow-color="#808080" draw:shadow-opacity="42%"/>
    </style:style>
    <style:style style:name="gr6" style:family="graphic" style:parent-style-name="standard" style:list-style-name="L2">
      <style:graphic-properties draw:stroke="solid" svg:stroke-width="0.035cm" svg:stroke-color="#055cdd" draw:stroke-linejoin="miter" draw:fill="solid" draw:fill-color="#fdf5d5" draw:textarea-vertical-align="middle" draw:auto-grow-height="false" draw:fit-to-size="false" style:shrink-to-fit="false" fo:min-height="3.347cm" fo:min-width="4.367cm" fo:padding-top="0.125cm" fo:padding-bottom="0.125cm" fo:padding-left="0.25cm" fo:padding-right="0.25cm" fo:wrap-option="wrap" draw:shadow="visible" draw:shadow-offset-x="0cm" draw:shadow-offset-y="0.056cm" draw:shadow-color="#808080" draw:shadow-opacity="42%"/>
    </style:style>
    <style:style style:name="gr7" style:family="graphic" style:parent-style-name="standard" style:list-style-name="L3">
      <style:graphic-properties draw:stroke="solid" svg:stroke-width="0.035cm" svg:stroke-color="#055cdd" draw:stroke-linejoin="miter" draw:fill="solid" draw:fill-color="#c9cbce" draw:textarea-vertical-align="middle" draw:auto-grow-height="false" draw:fit-to-size="false" style:shrink-to-fit="false" fo:min-height="7.257cm" fo:min-width="6.701cm" fo:padding-top="0.125cm" fo:padding-bottom="0.125cm" fo:padding-left="0.25cm" fo:padding-right="0.25cm" fo:wrap-option="wrap" draw:shadow="visible" draw:shadow-offset-x="0cm" draw:shadow-offset-y="0.056cm" draw:shadow-color="#808080" draw:shadow-opacity="42%"/>
    </style:style>
    <style:style style:name="gr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8.55cm" fo:padding-top="0.125cm" fo:padding-bottom="0.125cm" fo:padding-left="0.25cm" fo:padding-right="0.25cm" fo:wrap-option="wrap" draw:shadow="visible" draw:shadow-offset-x="0cm" draw:shadow-offset-y="0.069cm" draw:shadow-color="#808080" draw:shadow-opacity="40%"/>
    </style:style>
    <style:style style:name="gr9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vertical-align="top" draw:auto-grow-height="false" fo:min-height="0cm" fo:min-width="1.796cm" fo:padding-top="0.125cm" fo:padding-bottom="0.125cm" fo:padding-left="0.25cm" fo:padding-right="0.25cm" fo:wrap-option="wrap" draw:shadow="visible" draw:shadow-offset-x="0cm" draw:shadow-offset-y="0.069cm" draw:shadow-color="#808080" draw:shadow-opacity="40%"/>
    </style:style>
    <style:style style:name="gr10" style:family="graphic" style:parent-style-name="standard" style:list-style-name="L1">
      <style:graphic-properties draw:stroke="none" svg:stroke-width="0.026cm" draw:fill="none" draw:textarea-vertical-align="top" draw:auto-grow-height="false" draw:fit-to-size="false" style:shrink-to-fit="false" fo:min-height="1.883cm" fo:min-width="2.10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8.549cm" fo:padding-top="0.125cm" fo:padding-bottom="0.125cm" fo:padding-left="0.25cm" fo:padding-right="0.25cm" fo:wrap-option="wrap" draw:shadow="visible" draw:shadow-offset-x="0cm" draw:shadow-offset-y="0.069cm" draw:shadow-color="#808080" draw:shadow-opacity="40%"/>
    </style:style>
    <style:style style:name="gr12" style:family="graphic" style:parent-style-name="standard" style:list-style-name="L4">
      <style:graphic-properties draw:stroke="none" svg:stroke-width="0.026cm" draw:fill="none" draw:textarea-vertical-align="top" draw:auto-grow-height="false" draw:fit-to-size="false" style:shrink-to-fit="false" fo:min-height="0.508cm" fo:min-width="2.59cm" fo:padding-top="0.125cm" fo:padding-bottom="0.125cm" fo:padding-left="0.25cm" fo:padding-right="0.25cm" fo:wrap-option="no-wrap"/>
    </style:style>
    <style:style style:name="gr13" style:family="graphic" style:parent-style-name="standard" style:list-style-name="L5">
      <style:graphic-properties draw:stroke="none" svg:stroke-width="0.026cm" draw:fill="none" draw:textarea-vertical-align="top" draw:auto-grow-height="false" draw:fit-to-size="false" style:shrink-to-fit="false" fo:min-height="0.508cm" fo:min-width="2.578cm" fo:padding-top="0.125cm" fo:padding-bottom="0.125cm" fo:padding-left="0.25cm" fo:padding-right="0.25cm" fo:wrap-option="no-wrap"/>
    </style:style>
    <style:style style:name="P1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c8d6f0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loext:graphic-properties draw:fill="solid" draw:fill-color="#fdf5d5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eb6e5a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solid" draw:fill-color="#c9cbce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Century Schoolbook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Schoolbook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Tahoma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7" style:family="text">
      <style:text-properties fo:font-variant="normal" fo:text-transform="none" fo:color="#b32c16" style:text-line-through-style="none" style:text-line-through-type="none" style:text-position="0% 100%" style:font-name="Tahoma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b32c1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name="CustomShape 4" draw:style-name="gr1" draw:text-style-name="P1" draw:layer="layout" svg:width="2.326cm" svg:height="2.75cm" svg:x="22.772cm" svg:y="2.216cm">
            <text:p/>
            <draw:enhanced-geometry draw:mirror-horizontal="false" draw:mirror-vertical="tru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g draw:name="Group 6">
            <draw:custom-shape draw:name="CustomShape 7" draw:style-name="gr2" draw:text-style-name="P3" draw:layer="layout" svg:width="5.713cm" svg:height="6.136cm" svg:x="-0.018cm" svg:y="0.753cm"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2">OS</text:span></text:p>
              <text:p text:style-name="P2"><text:span text:style-name="T1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CustomShape 8" draw:style-name="gr3" draw:text-style-name="P4" draw:layer="layout" svg:width="4.866cm" svg:height="3.596cm" svg:x="0.406cm" svg:y="1.388cm">
              <text:p text:style-name="P2"><text:span text:style-name="T3">Browser</text:span></text:p>
              <text:p text:style-name="P2"><text:span text:style-name="T3">(Web Client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">
            <draw:custom-shape draw:name="CustomShape 10" draw:style-name="gr4" draw:text-style-name="P5" draw:layer="layout" svg:width="0.421cm" svg:height="0.126cm" svg:x="18.342cm" svg:y="1.89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1" draw:style-name="gr5" draw:text-style-name="P6" draw:layer="layout" svg:width="5.713cm" svg:height="6.136cm" svg:x="14.744cm" svg:y="0.757cm"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2">OS</text:span></text:p>
              <text:p text:style-name="P2"><text:span text:style-name="T1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CustomShape 12" draw:style-name="gr6" draw:text-style-name="P4" draw:layer="layout" svg:width="4.866cm" svg:height="3.596cm" svg:x="15.167cm" svg:y="1.392cm">
              <text:p text:style-name="P2"><text:span text:style-name="T3">Web Serv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CustomShape 14" draw:style-name="gr7" draw:text-style-name="P7" draw:layer="layout" svg:width="7.2cm" svg:height="7.506cm" svg:x="6.498cm" svg:y="-0.042cm"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Internet</text:span></text:p>
            <draw:enhanced-geometry draw:mirror-horizontal="false" draw:mirror-vertical="false" drawooo:sub-view-size="43200 43200" draw:text-areas="0 0 ?f0 ?f1" svg:viewBox="0 0 0 0" draw:type="ooxml-non-primitive" draw:enhanced-path="M 3900 14370 L 3899 14370 C 3858 13959 3838 13545 3838 13131 3838 8055 6861 3941 10591 3941 11791 3940 12969 4376 14005 5201 L 14005 5202 C 14930 2828 16742 1343 18715 1344 20114 1344 21458 2093 22456 3431 L 22456 3432 C 23194 1415 24707 140 26362 141 27723 141 29007 1006 29832 2481 L 29832 2480 C 30755 1002 32110 149 33538 150 35888 150 37901 2435 38318 5575 L 38317 5576 C 40639 6438 42250 9313 42250 12594 42250 13579 42103 14554 41818 15460 L 41818 15459 C 42727 17070 43220 19044 43220 21076 43220 25663 40741 29553 37404 30203 L 37403 30202 C 37378 34523 34795 38006 31619 38007 30535 38007 29474 37593 28555 36813 L 28556 36813 C 27694 40699 25069 43357 22094 43358 19839 43358 17733 41821 16480 39263 L 16480 39264 C 15279 40250 13904 40770 12503 40771 9735 40771 7180 38748 5804 35469 L 5803 35469 C 5635 35496 5465 35509 5296 35510 2888 35510 936 32860 936 29592 935 28090 1356 26644 2112 25547 L 2113 25547 C 781 24481 -36 22528 -36 20418 -37 17370 1647 14817 3863 14504 Z M 4693 26177 L 4693 26177 C 4580 26189 4468 26194 4356 26195 3584 26195 2826 25913 2160 25379 M 6928 34899 L 6927 34898 C 6572 35091 6200 35219 5820 35280 M 16478 39090 L 16477 39090 C 16210 38544 15986 37960 15809 37350 M 28827 34751 L 28826 34750 C 28787 35398 28698 36038 28560 36660 M 34129 22954 L 34128 22954 C 36118 24271 37381 27017 37381 30027 37381 30048 37380 30069 37380 30090 M 41798 15354 L 41798 15354 C 41473 16386 40978 17302 40350 18030 M 38324 5426 L 38324 5425 C 38375 5811 38401 6202 38401 6595 38401 6626 38400 6658 38400 6690 M 29078 3952 L 29078 3952 C 29266 3369 29516 2826 29820 2340 M 22141 4720 L 22140 4719 C 22217 4238 22338 3771 22500 3330 M 14000 5192 L 14000 5191 C 14471 5568 14908 6020 15299 6540 M 4127 15789 L 4127 15788 C 4024 15324 3948 14850 3900 14369 N">
              <draw:equation draw:name="f0" draw:formula="logwidth"/>
              <draw:equation draw:name="f1" draw:formula="logheight"/>
            </draw:enhanced-geometry>
          </draw:custom-shape>
          <draw:custom-shape draw:name="CustomShape 15" draw:style-name="gr8" draw:text-style-name="P5" draw:layer="layout" svg:width="9.049cm" svg:height="0.041cm" svg:x="5.695cm" svg:y="2.023cm">
            <text:p/>
            <draw:enhanced-geometry draw:mirror-horizontal="false" draw:mirror-vertical="fals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16" draw:style-name="gr9" draw:text-style-name="P5" draw:layer="layout" svg:width="2.295cm" svg:height="0.13cm" draw:transform="rotate (-3.08486945289998) translate (22.771cm 3.462cm)">
            <text:p/>
            <draw:enhanced-geometry draw:mirror-horizontal="false" draw:mirror-vertical="fals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17" draw:style-name="gr10" draw:text-style-name="P9" draw:layer="layout" svg:width="2.6cm" svg:height="2.132cm" svg:x="20.498cm" svg:y="1.2cm">
            <text:p text:style-name="P8"><text:span text:style-name="T5">2: Fetch page from file sto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11" draw:text-style-name="P5" draw:layer="layout" svg:width="9.049cm" svg:height="0.001cm" draw:transform="rotate (-3.14159265358979) translate (14.744cm 4.464cm)">
            <text:p/>
            <draw:enhanced-geometry draw:mirror-horizontal="false" draw:mirror-vertical="tru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19" draw:style-name="gr12" draw:text-style-name="P9" draw:layer="layout" svg:width="3.089cm" svg:height="0.757cm" svg:x="8.109cm" svg:y="3.664cm">
            <text:p text:style-name="P8"><text:span text:style-name="T6">3: Respon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13" draw:text-style-name="P9" draw:layer="layout" svg:width="3.077cm" svg:height="0.757cm" svg:x="8.098cm" svg:y="1.176cm">
            <text:p text:style-name="P8"><text:span text:style-name="T7">1: Get page requ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Schoolbook" svg:font-family="'Century Schoolbook'"/>
    <style:font-face style:name="DejaVu Sans" svg:font-family="'DejaVu Sans'"/>
    <style:font-face style:name="Tahoma" svg:font-family="Tahoma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6600" draw:end-color="#ededed" draw:start-intensity="100%" draw:end-intensity="100%" draw:angle="0" draw:border="15%"/>
    <draw:gradient draw:name="Gradient_20_2" draw:display-name="Gradient 2" draw:style="linear" draw:start-color="#ffa366" draw:end-color="#f4f4f4" draw:start-intensity="100%" draw:end-intensity="100%" draw:angle="0" draw:border="15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5.12cm" fo:page-height="7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6:23:46.927000000</meta:creation-date>
    <dc:date>2018-11-12T16:25:08.231000000</dc:date>
    <meta:editing-duration>PT1M22S</meta:editing-duration>
    <meta:editing-cycles>1</meta:editing-cycles>
    <meta:document-statistic meta:object-count="16"/>
    <meta:generator>LibreOffice/6.1.1.2$Windows_x86 LibreOffice_project/5d19a1bfa650b796764388cd8b33a5af1f5baa1b</meta:generator>
  </office:meta>
</office:document-meta>
</file>